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40000010CFA9AEC88.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Ubuntu" svg:font-family="Ubuntu" style:font-pitch="variable"/>
  </office:font-face-decls>
  <office:automatic-styles>
    <style:style style:name="dp1" style:family="drawing-page"/>
    <style:style style:name="gr1" style:family="graphic" style:parent-style-name="standard">
      <style:graphic-properties svg:stroke-width="0.081cm" svg:stroke-color="#000000" draw:marker-start-width="0.321cm" draw:marker-end-width="0.321cm" draw:fill-color="#eeeeee" draw:textarea-horizontal-align="justify" draw:textarea-vertical-align="middle" draw:auto-grow-height="false" fo:min-height="4.048cm" fo:min-width="12.371cm" fo:padding-top="0.165cm" fo:padding-bottom="0.165cm" fo:padding-left="0.29cm" fo:padding-right="0.29cm" loext:decorative="false"/>
    </style:style>
    <style:style style:name="gr2" style:family="graphic" style:parent-style-name="standard">
      <style:graphic-properties svg:stroke-width="0.035cm" svg:stroke-color="#000000" draw:marker-start-width="0.252cm" draw:marker-end-width="0.252cm" draw:fill="none" draw:fill-color="#000000" loext:fill-use-slide-background="false" draw:textarea-horizontal-align="justify" draw:textarea-vertical-align="middle" draw:auto-grow-height="false" fo:min-height="2.058cm" fo:min-width="1.56cm" fo:padding-top="0.142cm" fo:padding-bottom="0.142cm" fo:padding-left="0.267cm" fo:padding-right="0.267cm" style:writing-mode="lr-tb" loext:decorative="false"/>
      <style:paragraph-properties style:writing-mode="lr-tb"/>
    </style:style>
    <style:style style:name="gr3"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2.574cm" fo:min-width="3.276cm" fo:padding-top="0.142cm" fo:padding-bottom="0.142cm" fo:padding-left="0.267cm" fo:padding-right="0.267cm" style:writing-mode="lr-tb" loext:decorative="false"/>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in-height="0.797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3.242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objectwithoutfill">
      <style:graphic-properties svg:stroke-width="0.053cm" svg:stroke-color="#000000" draw:marker-start-width="0.279cm" draw:marker-end="Arrowheads_20_1" draw:marker-end-width="0.379cm" draw:fill="none" draw:textarea-vertical-align="middle" fo:padding-top="0.151cm" fo:padding-bottom="0.151cm" fo:padding-left="0.276cm" fo:padding-right="0.276cm" loext:decorative="false"/>
    </style:style>
    <style:style style:name="gr8" style:family="graphic" style:parent-style-name="standard">
      <style:graphic-properties draw:stroke="none" svg:stroke-color="#000000" draw:fill="none" draw:fill-color="#ffffff" draw:auto-grow-height="true" draw:auto-grow-width="false" fo:min-height="0.713cm" loext:decorative="false"/>
      <style:paragraph-properties style:writing-mode="lr-tb"/>
    </style:style>
    <style:style style:name="gr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611cm" fo:min-width="4.488cm" fo:padding-top="0.165cm" fo:padding-bottom="0.165cm" fo:padding-left="0.29cm" fo:padding-right="0.29cm" loext:decorative="false"/>
      <style:paragraph-properties style:writing-mode="lr-tb"/>
    </style:style>
    <style:style style:name="P1" style:family="paragraph">
      <loext:graphic-properties draw:fill-color="#eeeeee"/>
      <style:paragraph-properties fo:text-align="center"/>
    </style:style>
    <style:style style:name="P2" style:family="paragraph">
      <loext:graphic-properties draw:fill="none" draw:fill-color="#000000"/>
      <style:paragraph-properties fo:text-align="center" style:writing-mode="lr-tb"/>
      <style:text-properties style:font-name="Ubuntu" fo:font-size="14pt" style:font-size-asian="14pt" style:font-size-complex="14pt"/>
    </style:style>
    <style:style style:name="P3" style:family="paragraph">
      <style:paragraph-properties fo:text-align="center"/>
      <style:text-properties fo:color="#333333" loext:opacity="100%" style:font-name="Ubuntu"/>
    </style:style>
    <style:style style:name="P4" style:family="paragraph">
      <loext:graphic-properties draw:fill="solid" draw:fill-color="#ffffff"/>
      <style:paragraph-properties fo:text-align="center" style:writing-mode="lr-tb"/>
      <style:text-properties fo:color="#333333" loext:opacity="100%" style:font-name="Ubuntu"/>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none" draw:fill-color="#ffffff"/>
      <style:paragraph-properties fo:margin-left="0cm" fo:margin-right="0cm" fo:margin-top="0cm" fo:margin-bottom="0cm" fo:line-height="100%" fo:text-align="center" fo:text-indent="0cm"/>
      <style:text-properties fo:color="#333333" loext:opacity="100%" fo:font-size="20pt" style:font-size-asian="20pt" style:font-size-complex="20pt"/>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333333" loext:opacity="100%" style:font-name="Ubuntu"/>
    </style:style>
    <style:style style:name="P9" style:family="paragraph">
      <loext:graphic-properties draw:fill="none"/>
      <style:paragraph-properties fo:text-align="center"/>
    </style:style>
    <style:style style:name="P10" style:family="paragraph">
      <loext:graphic-properties draw:fill="none" draw:fill-color="#ffffff"/>
      <style:text-properties fo:color="#333333" loext:opacity="100%" style:font-name="Ubuntu"/>
    </style:style>
    <style:style style:name="P11" style:family="paragraph">
      <loext:graphic-properties draw:fill-color="#ffffff"/>
      <style:paragraph-properties fo:text-align="center"/>
    </style:style>
    <style:style style:name="T1" style:family="text">
      <style:text-properties fo:color="#333333" loext:opacity="100%" style:font-name="Ubuntu"/>
    </style:style>
    <style:style style:name="T2" style:family="text">
      <style:text-properties fo:color="#333333" loext:opacity="100%" style:font-name="Ubuntu" fo:font-size="20pt" style:font-size-asian="20pt" style:font-size-complex="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13.335cm" svg:height="4.762cm" svg:x="7.668cm" svg:y="0.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5.08cm" svg:height="5.715cm" svg:x="0.939cm" svg:y="0.31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4" draw:layer="layout" svg:width="3.81cm" svg:height="2.858cm" svg:x="7.971cm" svg:y="1.904cm">
          <text:p text:style-name="P3"><text:span text:style-name="T1">Hardware</text:span></text:p>
          <text:p text:style-name="P3"><text:span text:style-name="T1">Description</text:span></text:p>
          <draw:enhanced-geometry svg:viewBox="0 0 21600 21600" draw:type="rectangle" draw:enhanced-path="M 0 0 L 21600 0 21600 21600 0 21600 0 0 Z N"/>
        </draw:custom-shape>
        <draw:frame draw:style-name="gr4" draw:text-style-name="P6" draw:layer="layout" svg:width="4.445cm" svg:height="1.047cm" svg:x="1.056cm" svg:y="2.64cm">
          <draw:text-box>
            <text:p text:style-name="P5"><text:span text:style-name="T2">Design</text:span></text:p>
          </draw:text-box>
        </draw:frame>
        <draw:frame draw:style-name="gr5" draw:text-style-name="P8" draw:layer="layout" svg:width="5.398cm" svg:height="3.492cm" svg:x="0.621cm" svg:y="6.35cm">
          <draw:text-box>
            <text:p text:style-name="P7"><text:span text:style-name="T1">- Ideas</text:span></text:p>
            <text:p text:style-name="P7"><text:span text:style-name="T1">- Functionality</text:span></text:p>
            <text:p text:style-name="P7"><text:span text:style-name="T1">- Requirements</text:span></text:p>
          </draw:text-box>
        </draw:frame>
        <draw:frame draw:style-name="gr5" draw:text-style-name="P8" draw:layer="layout" svg:width="4.763cm" svg:height="3.492cm" svg:x="7.422cm" svg:y="5.75cm">
          <draw:text-box>
            <text:p text:style-name="P7"><text:span text:style-name="T1">Languages:</text:span></text:p>
            <text:p text:style-name="P7"><text:span text:style-name="T1">- Verilog</text:span></text:p>
            <text:p text:style-name="P7"><text:span text:style-name="T1">- VHDL</text:span></text:p>
            <text:p text:style-name="P7"><text:span text:style-name="T1">- High Level</text:span></text:p>
          </draw:text-box>
        </draw:frame>
        <draw:custom-shape draw:style-name="gr3" draw:text-style-name="P4" draw:layer="layout" svg:width="3.81cm" svg:height="2.858cm" svg:x="16.971cm" svg:y="1.904cm">
          <text:p text:style-name="P3"><text:span text:style-name="T1">Tapeout</text:span></text:p>
          <draw:enhanced-geometry svg:viewBox="0 0 21600 21600" draw:type="rectangle" draw:enhanced-path="M 0 0 L 21600 0 21600 21600 0 21600 0 0 Z N"/>
        </draw:custom-shape>
        <draw:frame draw:style-name="gr5" draw:text-style-name="P8" draw:layer="layout" svg:width="6.119cm" svg:height="3.492cm" svg:x="15.823cm" svg:y="5.75cm">
          <draw:text-box>
            <text:p text:style-name="P7"><text:span text:style-name="T1">GDS II:</text:span></text:p>
            <text:p text:style-name="P7"><text:span text:style-name="T1">Graphic Data</text:span></text:p>
            <text:p text:style-name="P7"><text:span text:style-name="T1">System II</text:span></text:p>
          </draw:text-box>
        </draw:frame>
        <draw:frame draw:style-name="gr6" draw:text-style-name="P9" draw:layer="layout" svg:width="3.099cm" svg:height="3.643cm" svg:x="23.011cm" svg:y="1.587cm">
          <draw:image xlink:href="Pictures/10000000000000E40000010CFA9AEC88.jpg" xlink:type="simple" xlink:show="embed" xlink:actuate="onLoad" draw:mime-type="image/jpeg">
            <text:p/>
          </draw:image>
        </draw:frame>
        <draw:frame draw:style-name="gr5" draw:text-style-name="P8" draw:layer="layout" svg:width="4.763cm" svg:height="3.492cm" svg:x="22.224cm" svg:y="5.75cm">
          <draw:text-box>
            <text:p text:style-name="P7"><text:span text:style-name="T1">Microchip</text:span></text:p>
          </draw:text-box>
        </draw:frame>
        <draw:line draw:style-name="gr7" draw:text-style-name="P9" draw:layer="layout" svg:x1="12.025cm" svg:y1="3.319cm" svg:x2="16.787cm" svg:y2="3.319cm">
          <text:p/>
        </draw:line>
        <draw:frame draw:style-name="gr8" draw:text-style-name="P10" draw:layer="layout" svg:width="4.128cm" svg:height="0.963cm" svg:x="12.216cm" svg:y="2.222cm">
          <draw:text-box>
            <text:p text:style-name="P7"><text:span text:style-name="T1">RTL to GDS</text:span></text:p>
          </draw:text-box>
        </draw:frame>
        <draw:line draw:style-name="gr7" draw:text-style-name="P9" draw:layer="layout" svg:x1="5.912cm" svg:y1="3.319cm" svg:x2="7.537cm" svg:y2="3.319cm">
          <text:p/>
        </draw:line>
        <draw:line draw:style-name="gr7" draw:text-style-name="P9" draw:layer="layout" svg:x1="21.099cm" svg:y1="3.319cm" svg:x2="22.724cm" svg:y2="3.319cm">
          <text:p/>
        </draw:line>
        <draw:custom-shape draw:style-name="gr9" draw:text-style-name="P11" draw:layer="layout" svg:width="5.08cm" svg:height="0.953cm" svg:x="11.747cm" svg:y="0.189cm">
          <text:p text:style-name="P7">This Cour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Ubuntu" svg:font-family="Ubuntu"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7.94cm" fo:page-height="8.8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2T08:09:16.391548360</meta:creation-date>
    <meta:print-date>2024-11-02T08:33:23.642153095</meta:print-date>
    <meta:printed-by>PDF files</meta:printed-by>
    <dc:date>2024-11-02T08:34:07.952331208</dc:date>
    <meta:editing-duration>PT1M11S</meta:editing-duration>
    <meta:editing-cycles>2</meta:editing-cycles>
    <meta:generator>LibreOffice/24.2.6.2$Linux_X86_64 LibreOffice_project/420$Build-2</meta:generator>
    <meta:document-statistic meta:object-count="15"/>
  </office:meta>
</office:document-meta>
</file>